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1.565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3.47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4.491">
            <text:p>14.491</text:p>
          </table:table-cell>
          <table:table-cell office:value-type="float" office:value="4106954">
            <text:p>4106954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Sheet1.M22" table:end-x="1.663cm" table:end-y="0.068cm" draw:z-index="0" draw:style-name="gr1" svg:width="17.36cm" svg:height="9.425cm" svg:x="0.11cm" svg:y="0.09cm">
              <draw:object draw:notify-on-update-of-ranges="Sheet1.B1:Sheet1.B124 Sheet1.E1:Sheet1.E1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.5001">
            <text:p>14.5001</text:p>
          </table:table-cell>
          <table:table-cell office:value-type="float" office:value="4106954">
            <text:p>41069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.5601">
            <text:p>14.5601</text:p>
          </table:table-cell>
          <table:table-cell office:value-type="float" office:value="4106954">
            <text:p>41069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.5288">
            <text:p>14.5288</text:p>
          </table:table-cell>
          <table:table-cell office:value-type="float" office:value="4106954">
            <text:p>41069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.4065">
            <text:p>9.4065</text:p>
          </table:table-cell>
          <table:table-cell office:value-type="float" office:value="4956375">
            <text:p>4956375</text:p>
          </table:table-cell>
          <table:table-cell office:value-type="float" office:value="849374">
            <text:p>849374</text:p>
          </table:table-cell>
          <table:table-cell office:value-type="float" office:value="1.71370003278606">
            <text:p>1.7137000327860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85665">
            <text:p>7.85665</text:p>
          </table:table-cell>
          <table:table-cell office:value-type="float" office:value="4108336">
            <text:p>4108336</text:p>
          </table:table-cell>
          <table:table-cell office:value-type="float" office:value="700399">
            <text:p>700399</text:p>
          </table:table-cell>
          <table:table-cell office:value-type="float" office:value="1.70482404555032">
            <text:p>1.7048240455503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85743">
            <text:p>7.85743</text:p>
          </table:table-cell>
          <table:table-cell office:value-type="float" office:value="4108956">
            <text:p>4108956</text:p>
          </table:table-cell>
          <table:table-cell office:value-type="float" office:value="701019">
            <text:p>701019</text:p>
          </table:table-cell>
          <table:table-cell office:value-type="float" office:value="1.70607570390143">
            <text:p>1.7060757039014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07434">
            <text:p>8.07434</text:p>
          </table:table-cell>
          <table:table-cell office:value-type="float" office:value="4216012">
            <text:p>4216012</text:p>
          </table:table-cell>
          <table:table-cell office:value-type="float" office:value="720692">
            <text:p>720692</text:p>
          </table:table-cell>
          <table:table-cell office:value-type="float" office:value="1.70941638686038">
            <text:p>1.7094163868603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48208">
            <text:p>5.48208</text:p>
          </table:table-cell>
          <table:table-cell office:value-type="float" office:value="4658988">
            <text:p>4658988</text:p>
          </table:table-cell>
          <table:table-cell office:value-type="float" office:value="1338396">
            <text:p>1338396</text:p>
          </table:table-cell>
          <table:table-cell office:value-type="float" office:value="2.87271828130916">
            <text:p>2.872718281309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8778">
            <text:p>5.8778</text:p>
          </table:table-cell>
          <table:table-cell office:value-type="float" office:value="5011862">
            <text:p>5011862</text:p>
          </table:table-cell>
          <table:table-cell office:value-type="float" office:value="1429118">
            <text:p>1429118</text:p>
          </table:table-cell>
          <table:table-cell office:value-type="float" office:value="2.85147116979677">
            <text:p>2.8514711697967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39643">
            <text:p>6.39643</text:p>
          </table:table-cell>
          <table:table-cell office:value-type="float" office:value="5365210">
            <text:p>5365210</text:p>
          </table:table-cell>
          <table:table-cell office:value-type="float" office:value="1520314">
            <text:p>1520314</text:p>
          </table:table-cell>
          <table:table-cell office:value-type="float" office:value="2.83365236402676">
            <text:p>2.8336523640267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48011">
            <text:p>7.48011</text:p>
          </table:table-cell>
          <table:table-cell office:value-type="float" office:value="6360267">
            <text:p>6360267</text:p>
          </table:table-cell>
          <table:table-cell office:value-type="float" office:value="1816299">
            <text:p>1816299</text:p>
          </table:table-cell>
          <table:table-cell office:value-type="float" office:value="2.85569615237851">
            <text:p>2.8556961523785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97426">
            <text:p>4.97426</text:p>
          </table:table-cell>
          <table:table-cell office:value-type="float" office:value="6041265">
            <text:p>6041265</text:p>
          </table:table-cell>
          <table:table-cell office:value-type="float" office:value="2283710">
            <text:p>2283710</text:p>
          </table:table-cell>
          <table:table-cell office:value-type="float" office:value="3.78018511023767">
            <text:p>3.780185110237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97143">
            <text:p>5.97143</text:p>
          </table:table-cell>
          <table:table-cell office:value-type="float" office:value="7296365">
            <text:p>7296365</text:p>
          </table:table-cell>
          <table:table-cell office:value-type="float" office:value="2752345">
            <text:p>2752345</text:p>
          </table:table-cell>
          <table:table-cell office:value-type="float" office:value="3.77221397229991">
            <text:p>3.7722139722999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88366">
            <text:p>4.88366</text:p>
          </table:table-cell>
          <table:table-cell office:value-type="float" office:value="5905813">
            <text:p>5905813</text:p>
          </table:table-cell>
          <table:table-cell office:value-type="float" office:value="2235643">
            <text:p>2235643</text:p>
          </table:table-cell>
          <table:table-cell office:value-type="float" office:value="3.78549574800286">
            <text:p>3.7854957480028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66241">
            <text:p>4.66241</text:p>
          </table:table-cell>
          <table:table-cell office:value-type="float" office:value="5622195">
            <text:p>5622195</text:p>
          </table:table-cell>
          <table:table-cell office:value-type="float" office:value="2126795">
            <text:p>2126795</text:p>
          </table:table-cell>
          <table:table-cell office:value-type="float" office:value="3.78285527271822">
            <text:p>3.7828552727182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40421">
            <text:p>7.40421</text:p>
          </table:table-cell>
          <table:table-cell office:value-type="float" office:value="7788140">
            <text:p>7788140</text:p>
          </table:table-cell>
          <table:table-cell office:value-type="float" office:value="3768384">
            <text:p>3768384</text:p>
          </table:table-cell>
          <table:table-cell office:value-type="float" office:value="4.83861872025927">
            <text:p>4.8386187202592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7647">
            <text:p>6.7647</text:p>
          </table:table-cell>
          <table:table-cell office:value-type="float" office:value="7136915">
            <text:p>7136915</text:p>
          </table:table-cell>
          <table:table-cell office:value-type="float" office:value="3466703">
            <text:p>3466703</text:p>
          </table:table-cell>
          <table:table-cell office:value-type="float" office:value="4.85742509193398">
            <text:p>4.8574250919339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89073">
            <text:p>5.89073</text:p>
          </table:table-cell>
          <table:table-cell office:value-type="float" office:value="6165458">
            <text:p>6165458</text:p>
          </table:table-cell>
          <table:table-cell office:value-type="float" office:value="3019562">
            <text:p>3019562</text:p>
          </table:table-cell>
          <table:table-cell office:value-type="float" office:value="4.89754694622849">
            <text:p>4.8975469462284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57583">
            <text:p>7.57583</text:p>
          </table:table-cell>
          <table:table-cell office:value-type="float" office:value="8031668">
            <text:p>8031668</text:p>
          </table:table-cell>
          <table:table-cell office:value-type="float" office:value="3924526">
            <text:p>3924526</text:p>
          </table:table-cell>
          <table:table-cell office:value-type="float" office:value="4.88631502198547">
            <text:p>4.8863150219854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12635">
            <text:p>5.12635</text:p>
          </table:table-cell>
          <table:table-cell office:value-type="float" office:value="6989888">
            <text:p>6989888</text:p>
          </table:table-cell>
          <table:table-cell office:value-type="float" office:value="3581795">
            <text:p>3581795</text:p>
          </table:table-cell>
          <table:table-cell office:value-type="float" office:value="5.12425234853548">
            <text:p>5.1242523485354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65261">
            <text:p>5.65261</text:p>
          </table:table-cell>
          <table:table-cell office:value-type="float" office:value="7356772">
            <text:p>7356772</text:p>
          </table:table-cell>
          <table:table-cell office:value-type="float" office:value="3861292">
            <text:p>3861292</text:p>
          </table:table-cell>
          <table:table-cell office:value-type="float" office:value="5.24862262959896">
            <text:p>5.2486226295989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94096">
            <text:p>6.94096</text:p>
          </table:table-cell>
          <table:table-cell office:value-type="float" office:value="9094088">
            <text:p>9094088</text:p>
          </table:table-cell>
          <table:table-cell office:value-type="float" office:value="4812125">
            <text:p>4812125</text:p>
          </table:table-cell>
          <table:table-cell office:value-type="float" office:value="5.29148717276543">
            <text:p>5.2914871727654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9115">
            <text:p>6.9115</text:p>
          </table:table-cell>
          <table:table-cell office:value-type="float" office:value="9107546">
            <text:p>9107546</text:p>
          </table:table-cell>
          <table:table-cell office:value-type="float" office:value="4738196">
            <text:p>4738196</text:p>
          </table:table-cell>
          <table:table-cell office:value-type="float" office:value="5.20249472250813">
            <text:p>5.20249472250813</text:p>
          </table:table-cell>
          <table:table-cell>
            <draw:frame table:end-cell-address="Sheet1.N39" table:end-x="0.409cm" table:end-y="0.382cm" draw:z-index="1" draw:style-name="gr1" svg:width="18.456cm" svg:height="7.018cm" svg:x="0.018cm" svg:y="0.113cm">
              <draw:object draw:notify-on-update-of-ranges="Sheet1.C1:Sheet1.C124 Sheet1.D1:Sheet1.D1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6908">
            <text:p>3.76908</text:p>
          </table:table-cell>
          <table:table-cell office:value-type="float" office:value="8180048">
            <text:p>8180048</text:p>
          </table:table-cell>
          <table:table-cell office:value-type="float" office:value="4160200">
            <text:p>4160200</text:p>
          </table:table-cell>
          <table:table-cell office:value-type="float" office:value="5.08578922764267">
            <text:p>5.0857892276426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10614">
            <text:p>4.10614</text:p>
          </table:table-cell>
          <table:table-cell office:value-type="float" office:value="8911522">
            <text:p>8911522</text:p>
          </table:table-cell>
          <table:table-cell office:value-type="float" office:value="4542122">
            <text:p>4542122</text:p>
          </table:table-cell>
          <table:table-cell office:value-type="float" office:value="5.09690937193445">
            <text:p>5.0969093719344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79688">
            <text:p>3.79688</text:p>
          </table:table-cell>
          <table:table-cell office:value-type="float" office:value="7630201">
            <text:p>7630201</text:p>
          </table:table-cell>
          <table:table-cell office:value-type="float" office:value="3959905">
            <text:p>3959905</text:p>
          </table:table-cell>
          <table:table-cell office:value-type="float" office:value="5.18977809365703">
            <text:p>5.189778093657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39774">
            <text:p>3.39774</text:p>
          </table:table-cell>
          <table:table-cell office:value-type="float" office:value="7502723">
            <text:p>7502723</text:p>
          </table:table-cell>
          <table:table-cell office:value-type="float" office:value="3832427">
            <text:p>3832427</text:p>
          </table:table-cell>
          <table:table-cell office:value-type="float" office:value="5.10804810466813">
            <text:p>5.108048104668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68358">
            <text:p>3.68358</text:p>
          </table:table-cell>
          <table:table-cell office:value-type="float" office:value="8954894">
            <text:p>8954894</text:p>
          </table:table-cell>
          <table:table-cell office:value-type="float" office:value="4760222">
            <text:p>4760222</text:p>
          </table:table-cell>
          <table:table-cell office:value-type="float" office:value="5.31577704884056">
            <text:p>5.3157770488405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9229">
            <text:p>2.9229</text:p>
          </table:table-cell>
          <table:table-cell office:value-type="float" office:value="7083022">
            <text:p>7083022</text:p>
          </table:table-cell>
          <table:table-cell office:value-type="float" office:value="3762240">
            <text:p>3762240</text:p>
          </table:table-cell>
          <table:table-cell office:value-type="float" office:value="5.3116311088685">
            <text:p>5.311631108868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92242">
            <text:p>3.92242</text:p>
          </table:table-cell>
          <table:table-cell office:value-type="float" office:value="8513452">
            <text:p>8513452</text:p>
          </table:table-cell>
          <table:table-cell office:value-type="float" office:value="4755725">
            <text:p>4755725</text:p>
          </table:table-cell>
          <table:table-cell office:value-type="float" office:value="5.58613004454597">
            <text:p>5.5861300445459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.48028">
            <text:p>3.48028</text:p>
          </table:table-cell>
          <table:table-cell office:value-type="float" office:value="8384985">
            <text:p>8384985</text:p>
          </table:table-cell>
          <table:table-cell office:value-type="float" office:value="4452480">
            <text:p>4452480</text:p>
          </table:table-cell>
          <table:table-cell office:value-type="float" office:value="5.31006316648151">
            <text:p>5.3100631664815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85753">
            <text:p>3.85753</text:p>
          </table:table-cell>
          <table:table-cell office:value-type="float" office:value="8514478">
            <text:p>8514478</text:p>
          </table:table-cell>
          <table:table-cell office:value-type="float" office:value="4407148">
            <text:p>4407148</text:p>
          </table:table-cell>
          <table:table-cell office:value-type="float" office:value="5.1760636412473">
            <text:p>5.176063641247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8806">
            <text:p>3.98806</text:p>
          </table:table-cell>
          <table:table-cell office:value-type="float" office:value="8317072">
            <text:p>8317072</text:p>
          </table:table-cell>
          <table:table-cell office:value-type="float" office:value="4908862">
            <text:p>4908862</text:p>
          </table:table-cell>
          <table:table-cell office:value-type="float" office:value="5.90215162259026">
            <text:p>5.902151622590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26193">
            <text:p>3.26193</text:p>
          </table:table-cell>
          <table:table-cell office:value-type="float" office:value="7025910">
            <text:p>7025910</text:p>
          </table:table-cell>
          <table:table-cell office:value-type="float" office:value="3705090">
            <text:p>3705090</text:p>
          </table:table-cell>
          <table:table-cell office:value-type="float" office:value="5.27346635524793">
            <text:p>5.2734663552479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79191">
            <text:p>3.79191</text:p>
          </table:table-cell>
          <table:table-cell office:value-type="float" office:value="8535109">
            <text:p>8535109</text:p>
          </table:table-cell>
          <table:table-cell office:value-type="float" office:value="4427779">
            <text:p>4427779</text:p>
          </table:table-cell>
          <table:table-cell office:value-type="float" office:value="5.18772402320814">
            <text:p>5.1877240232081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88327">
            <text:p>4.88327</text:p>
          </table:table-cell>
          <table:table-cell office:value-type="float" office:value="4963061">
            <text:p>4963061</text:p>
          </table:table-cell>
          <table:table-cell office:value-type="float" office:value="1380030">
            <text:p>1380030</text:p>
          </table:table-cell>
          <table:table-cell office:value-type="float" office:value="2.78060253541111">
            <text:p>2.780602535411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41286">
            <text:p>5.41286</text:p>
          </table:table-cell>
          <table:table-cell office:value-type="float" office:value="7326774">
            <text:p>7326774</text:p>
          </table:table-cell>
          <table:table-cell office:value-type="float" office:value="3044615">
            <text:p>3044615</text:p>
          </table:table-cell>
          <table:table-cell office:value-type="float" office:value="4.15546460147399">
            <text:p>4.1554646014739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.80838">
            <text:p>4.80838</text:p>
          </table:table-cell>
          <table:table-cell office:value-type="float" office:value="5416271">
            <text:p>5416271</text:p>
          </table:table-cell>
          <table:table-cell office:value-type="float" office:value="1833240">
            <text:p>1833240</text:p>
          </table:table-cell>
          <table:table-cell office:value-type="float" office:value="3.38469031553259">
            <text:p>3.3846903155325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1652">
            <text:p>5.1652</text:p>
          </table:table-cell>
          <table:table-cell office:value-type="float" office:value="5321171">
            <text:p>5321171</text:p>
          </table:table-cell>
          <table:table-cell office:value-type="float" office:value="1475967">
            <text:p>1475967</text:p>
          </table:table-cell>
          <table:table-cell office:value-type="float" office:value="2.77376351934565">
            <text:p>2.773763519345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66285">
            <text:p>6.66285</text:p>
          </table:table-cell>
          <table:table-cell office:value-type="float" office:value="5852830">
            <text:p>5852830</text:p>
          </table:table-cell>
          <table:table-cell office:value-type="float" office:value="1745406">
            <text:p>1745406</text:p>
          </table:table-cell>
          <table:table-cell office:value-type="float" office:value="2.98215734952151">
            <text:p>2.9821573495215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62778">
            <text:p>6.62778</text:p>
          </table:table-cell>
          <table:table-cell office:value-type="float" office:value="5462174">
            <text:p>5462174</text:p>
          </table:table-cell>
          <table:table-cell office:value-type="float" office:value="1354750">
            <text:p>1354750</text:p>
          </table:table-cell>
          <table:table-cell office:value-type="float" office:value="2.4802395529692">
            <text:p>2.480239552969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37323">
            <text:p>6.37323</text:p>
          </table:table-cell>
          <table:table-cell office:value-type="float" office:value="5062870">
            <text:p>5062870</text:p>
          </table:table-cell>
          <table:table-cell office:value-type="float" office:value="1130230">
            <text:p>1130230</text:p>
          </table:table-cell>
          <table:table-cell office:value-type="float" office:value="2.23238992903235">
            <text:p>2.2323899290323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62335">
            <text:p>5.62335</text:p>
          </table:table-cell>
          <table:table-cell office:value-type="float" office:value="5240305">
            <text:p>5240305</text:p>
          </table:table-cell>
          <table:table-cell office:value-type="float" office:value="1657233">
            <text:p>1657233</text:p>
          </table:table-cell>
          <table:table-cell office:value-type="float" office:value="3.16247432162823">
            <text:p>3.162474321628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77419">
            <text:p>6.77419</text:p>
          </table:table-cell>
          <table:table-cell office:value-type="float" office:value="4756918">
            <text:p>4756918</text:p>
          </table:table-cell>
          <table:table-cell office:value-type="float" office:value="911626">
            <text:p>911626</text:p>
          </table:table-cell>
          <table:table-cell office:value-type="float" office:value="1.91642151493887">
            <text:p>1.9164215149388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36195">
            <text:p>7.36195</text:p>
          </table:table-cell>
          <table:table-cell office:value-type="float" office:value="4697593">
            <text:p>4697593</text:p>
          </table:table-cell>
          <table:table-cell office:value-type="float" office:value="677515">
            <text:p>677515</text:p>
          </table:table-cell>
          <table:table-cell office:value-type="float" office:value="1.44225989778169">
            <text:p>1.4422598977816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2644">
            <text:p>6.2644</text:p>
          </table:table-cell>
          <table:table-cell office:value-type="float" office:value="3953990">
            <text:p>3953990</text:p>
          </table:table-cell>
          <table:table-cell office:value-type="float" office:value="545663">
            <text:p>545663</text:p>
          </table:table-cell>
          <table:table-cell office:value-type="float" office:value="1.38003131014494">
            <text:p>1.3800313101449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67257">
            <text:p>7.67257</text:p>
          </table:table-cell>
          <table:table-cell office:value-type="float" office:value="4985251">
            <text:p>4985251</text:p>
          </table:table-cell>
          <table:table-cell office:value-type="float" office:value="790387">
            <text:p>790387</text:p>
          </table:table-cell>
          <table:table-cell office:value-type="float" office:value="1.58545076265969">
            <text:p>1.5854507626596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51691">
            <text:p>7.51691</text:p>
          </table:table-cell>
          <table:table-cell office:value-type="float" office:value="4807695">
            <text:p>4807695</text:p>
          </table:table-cell>
          <table:table-cell office:value-type="float" office:value="962359">
            <text:p>962359</text:p>
          </table:table-cell>
          <table:table-cell office:value-type="float" office:value="2.00170559904486">
            <text:p>2.0017055990448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3495">
            <text:p>7.3495</text:p>
          </table:table-cell>
          <table:table-cell office:value-type="float" office:value="4504903">
            <text:p>4504903</text:p>
          </table:table-cell>
          <table:table-cell office:value-type="float" office:value="834355">
            <text:p>834355</text:p>
          </table:table-cell>
          <table:table-cell office:value-type="float" office:value="1.85210425174527">
            <text:p>1.8521042517452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20712">
            <text:p>7.20712</text:p>
          </table:table-cell>
          <table:table-cell office:value-type="float" office:value="4519227">
            <text:p>4519227</text:p>
          </table:table-cell>
          <table:table-cell office:value-type="float" office:value="848679">
            <text:p>848679</text:p>
          </table:table-cell>
          <table:table-cell office:value-type="float" office:value="1.87792956627317">
            <text:p>1.877929566273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03371">
            <text:p>7.03371</text:p>
          </table:table-cell>
          <table:table-cell office:value-type="float" office:value="3966110">
            <text:p>3966110</text:p>
          </table:table-cell>
          <table:table-cell office:value-type="float" office:value="470350">
            <text:p>470350</text:p>
          </table:table-cell>
          <table:table-cell office:value-type="float" office:value="1.18592273033274">
            <text:p>1.1859227303327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0211">
            <text:p>8.0211</text:p>
          </table:table-cell>
          <table:table-cell office:value-type="float" office:value="4448324">
            <text:p>4448324</text:p>
          </table:table-cell>
          <table:table-cell office:value-type="float" office:value="690339">
            <text:p>690339</text:p>
          </table:table-cell>
          <table:table-cell office:value-type="float" office:value="1.55190808942874">
            <text:p>1.5519080894287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80184">
            <text:p>8.80184</text:p>
          </table:table-cell>
          <table:table-cell office:value-type="float" office:value="5156020">
            <text:p>5156020</text:p>
          </table:table-cell>
          <table:table-cell office:value-type="float" office:value="961060">
            <text:p>961060</text:p>
          </table:table-cell>
          <table:table-cell office:value-type="float" office:value="1.86395708317656">
            <text:p>1.8639570831765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43374">
            <text:p>9.43374</text:p>
          </table:table-cell>
          <table:table-cell office:value-type="float" office:value="4965450">
            <text:p>4965450</text:p>
          </table:table-cell>
          <table:table-cell office:value-type="float" office:value="595700">
            <text:p>595700</text:p>
          </table:table-cell>
          <table:table-cell office:value-type="float" office:value="1.19968985691126">
            <text:p>1.1996898569112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46517">
            <text:p>8.46517</text:p>
          </table:table-cell>
          <table:table-cell office:value-type="float" office:value="4873762">
            <text:p>4873762</text:p>
          </table:table-cell>
          <table:table-cell office:value-type="float" office:value="853592">
            <text:p>853592</text:p>
          </table:table-cell>
          <table:table-cell office:value-type="float" office:value="1.75140271519208">
            <text:p>1.7514027151920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.58602">
            <text:p>9.58602</text:p>
          </table:table-cell>
          <table:table-cell office:value-type="float" office:value="4694070">
            <text:p>4694070</text:p>
          </table:table-cell>
          <table:table-cell office:value-type="float" office:value="586458">
            <text:p>586458</text:p>
          </table:table-cell>
          <table:table-cell office:value-type="float" office:value="1.24935929800791">
            <text:p>1.2493592980079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15297">
            <text:p>8.15297</text:p>
          </table:table-cell>
          <table:table-cell office:value-type="float" office:value="4295911">
            <text:p>4295911</text:p>
          </table:table-cell>
          <table:table-cell office:value-type="float" office:value="712675">
            <text:p>712675</text:p>
          </table:table-cell>
          <table:table-cell office:value-type="float" office:value="1.65896127736352">
            <text:p>1.6589612773635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.8176">
            <text:p>10.8176</text:p>
          </table:table-cell>
          <table:table-cell office:value-type="float" office:value="5292963">
            <text:p>5292963</text:p>
          </table:table-cell>
          <table:table-cell office:value-type="float" office:value="660975">
            <text:p>660975</text:p>
          </table:table-cell>
          <table:table-cell office:value-type="float" office:value="1.24878069240235">
            <text:p>1.2487806924023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.07336">
            <text:p>9.07336</text:p>
          </table:table-cell>
          <table:table-cell office:value-type="float" office:value="4490843">
            <text:p>4490843</text:p>
          </table:table-cell>
          <table:table-cell office:value-type="float" office:value="558023">
            <text:p>558023</text:p>
          </table:table-cell>
          <table:table-cell office:value-type="float" office:value="1.24257962257866">
            <text:p>1.2425796225786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.1836">
            <text:p>10.1836</text:p>
          </table:table-cell>
          <table:table-cell office:value-type="float" office:value="4508698">
            <text:p>4508698</text:p>
          </table:table-cell>
          <table:table-cell office:value-type="float" office:value="401039">
            <text:p>401039</text:p>
          </table:table-cell>
          <table:table-cell office:value-type="float" office:value="0.889478514639925">
            <text:p>0.88947851463992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1053">
            <text:p>9.1053</text:p>
          </table:table-cell>
          <table:table-cell office:value-type="float" office:value="4062174">
            <text:p>4062174</text:p>
          </table:table-cell>
          <table:table-cell office:value-type="float" office:value="391500">
            <text:p>391500</text:p>
          </table:table-cell>
          <table:table-cell office:value-type="float" office:value="0.963769646499633">
            <text:p>0.96376964649963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.8552">
            <text:p>10.8552</text:p>
          </table:table-cell>
          <table:table-cell office:value-type="float" office:value="4843398">
            <text:p>4843398</text:p>
          </table:table-cell>
          <table:table-cell office:value-type="float" office:value="473548">
            <text:p>473548</text:p>
          </table:table-cell>
          <table:table-cell office:value-type="float" office:value="0.977718535623131">
            <text:p>0.9777185356231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.66253">
            <text:p>8.66253</text:p>
          </table:table-cell>
          <table:table-cell office:value-type="float" office:value="3870818">
            <text:p>3870818</text:p>
          </table:table-cell>
          <table:table-cell office:value-type="float" office:value="374938">
            <text:p>374938</text:p>
          </table:table-cell>
          <table:table-cell office:value-type="float" office:value="0.968627303066174">
            <text:p>0.96862730306617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8005">
            <text:p>10.8005</text:p>
          </table:table-cell>
          <table:table-cell office:value-type="float" office:value="4469441">
            <text:p>4469441</text:p>
          </table:table-cell>
          <table:table-cell office:value-type="float" office:value="449133">
            <text:p>449133</text:p>
          </table:table-cell>
          <table:table-cell office:value-type="float" office:value="1.00489748046792">
            <text:p>1.0048974804679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.1027">
            <text:p>11.1027</text:p>
          </table:table-cell>
          <table:table-cell office:value-type="float" office:value="4510437">
            <text:p>4510437</text:p>
          </table:table-cell>
          <table:table-cell office:value-type="float" office:value="402731">
            <text:p>402731</text:p>
          </table:table-cell>
          <table:table-cell office:value-type="float" office:value="0.892886875484571">
            <text:p>0.89288687548457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2951">
            <text:p>10.2951</text:p>
          </table:table-cell>
          <table:table-cell office:value-type="float" office:value="4378912">
            <text:p>4378912</text:p>
          </table:table-cell>
          <table:table-cell office:value-type="float" office:value="533400">
            <text:p>533400</text:p>
          </table:table-cell>
          <table:table-cell office:value-type="float" office:value="1.21811080012569">
            <text:p>1.2181108001256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7779">
            <text:p>10.7779</text:p>
          </table:table-cell>
          <table:table-cell office:value-type="float" office:value="4511984">
            <text:p>4511984</text:p>
          </table:table-cell>
          <table:table-cell office:value-type="float" office:value="491676">
            <text:p>491676</text:p>
          </table:table-cell>
          <table:table-cell office:value-type="float" office:value="1.08971131103302">
            <text:p>1.0897113110330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292">
            <text:p>12.292</text:p>
          </table:table-cell>
          <table:table-cell office:value-type="float" office:value="4544536">
            <text:p>4544536</text:p>
          </table:table-cell>
          <table:table-cell office:value-type="float" office:value="349384">
            <text:p>349384</text:p>
          </table:table-cell>
          <table:table-cell office:value-type="float" office:value="0.768800159136158">
            <text:p>0.76880015913615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.2463">
            <text:p>11.2463</text:p>
          </table:table-cell>
          <table:table-cell office:value-type="float" office:value="4171665">
            <text:p>4171665</text:p>
          </table:table-cell>
          <table:table-cell office:value-type="float" office:value="326109">
            <text:p>326109</text:p>
          </table:table-cell>
          <table:table-cell office:value-type="float" office:value="0.781723844076646">
            <text:p>0.78172384407664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.7846">
            <text:p>14.7846</text:p>
          </table:table-cell>
          <table:table-cell office:value-type="float" office:value="5519703">
            <text:p>5519703</text:p>
          </table:table-cell>
          <table:table-cell office:value-type="float" office:value="450561">
            <text:p>450561</text:p>
          </table:table-cell>
          <table:table-cell office:value-type="float" office:value="0.816277614936891">
            <text:p>0.81627761493689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98775">
            <text:p>9.98775</text:p>
          </table:table-cell>
          <table:table-cell office:value-type="float" office:value="3704445">
            <text:p>3704445</text:p>
          </table:table-cell>
          <table:table-cell office:value-type="float" office:value="295884">
            <text:p>295884</text:p>
          </table:table-cell>
          <table:table-cell office:value-type="float" office:value="0.798726934803999">
            <text:p>0.79872693480399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.5582">
            <text:p>12.5582</text:p>
          </table:table-cell>
          <table:table-cell office:value-type="float" office:value="4343050">
            <text:p>4343050</text:p>
          </table:table-cell>
          <table:table-cell office:value-type="float" office:value="322650">
            <text:p>322650</text:p>
          </table:table-cell>
          <table:table-cell office:value-type="float" office:value="0.742911087829981">
            <text:p>0.74291108782998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.4017">
            <text:p>13.4017</text:p>
          </table:table-cell>
          <table:table-cell office:value-type="float" office:value="4605444">
            <text:p>4605444</text:p>
          </table:table-cell>
          <table:table-cell office:value-type="float" office:value="322844">
            <text:p>322844</text:p>
          </table:table-cell>
          <table:table-cell office:value-type="float" office:value="0.701005158243157">
            <text:p>0.70100515824315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.0287">
            <text:p>12.0287</text:p>
          </table:table-cell>
          <table:table-cell office:value-type="float" office:value="4151897">
            <text:p>4151897</text:p>
          </table:table-cell>
          <table:table-cell office:value-type="float" office:value="306297">
            <text:p>306297</text:p>
          </table:table-cell>
          <table:table-cell office:value-type="float" office:value="0.737727838624128">
            <text:p>0.73772783862412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7693">
            <text:p>11.7693</text:p>
          </table:table-cell>
          <table:table-cell office:value-type="float" office:value="4039267">
            <text:p>4039267</text:p>
          </table:table-cell>
          <table:table-cell office:value-type="float" office:value="281067">
            <text:p>281067</text:p>
          </table:table-cell>
          <table:table-cell office:value-type="float" office:value="0.695836645609216">
            <text:p>0.69583664560921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.7187">
            <text:p>10.7187</text:p>
          </table:table-cell>
          <table:table-cell office:value-type="float" office:value="3484039">
            <text:p>3484039</text:p>
          </table:table-cell>
          <table:table-cell office:value-type="float" office:value="250202">
            <text:p>250202</text:p>
          </table:table-cell>
          <table:table-cell office:value-type="float" office:value="0.718137770558826">
            <text:p>0.71813777055882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.906">
            <text:p>11.906</text:p>
          </table:table-cell>
          <table:table-cell office:value-type="float" office:value="3839604">
            <text:p>3839604</text:p>
          </table:table-cell>
          <table:table-cell office:value-type="float" office:value="256163">
            <text:p>256163</text:p>
          </table:table-cell>
          <table:table-cell office:value-type="float" office:value="0.667159946702837">
            <text:p>0.66715994670283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4256">
            <text:p>12.4256</text:p>
          </table:table-cell>
          <table:table-cell office:value-type="float" office:value="4039518">
            <text:p>4039518</text:p>
          </table:table-cell>
          <table:table-cell office:value-type="float" office:value="281275">
            <text:p>281275</text:p>
          </table:table-cell>
          <table:table-cell office:value-type="float" office:value="0.696308321933458">
            <text:p>0.69630832193345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.6369">
            <text:p>11.6369</text:p>
          </table:table-cell>
          <table:table-cell office:value-type="float" office:value="3741098">
            <text:p>3741098</text:p>
          </table:table-cell>
          <table:table-cell office:value-type="float" office:value="245058">
            <text:p>245058</text:p>
          </table:table-cell>
          <table:table-cell office:value-type="float" office:value="0.655042984706629">
            <text:p>0.65504298470662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.5956">
            <text:p>11.5956</text:p>
          </table:table-cell>
          <table:table-cell office:value-type="float" office:value="3554430">
            <text:p>3554430</text:p>
          </table:table-cell>
          <table:table-cell office:value-type="float" office:value="233154">
            <text:p>233154</text:p>
          </table:table-cell>
          <table:table-cell office:value-type="float" office:value="0.655953275208683">
            <text:p>0.65595327520868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.8369">
            <text:p>12.8369</text:p>
          </table:table-cell>
          <table:table-cell office:value-type="float" office:value="3905594">
            <text:p>3905594</text:p>
          </table:table-cell>
          <table:table-cell office:value-type="float" office:value="234710">
            <text:p>234710</text:p>
          </table:table-cell>
          <table:table-cell office:value-type="float" office:value="0.600958522570446">
            <text:p>0.60095852257044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.3575">
            <text:p>14.3575</text:p>
          </table:table-cell>
          <table:table-cell office:value-type="float" office:value="4376104">
            <text:p>4376104</text:p>
          </table:table-cell>
          <table:table-cell office:value-type="float" office:value="268210">
            <text:p>268210</text:p>
          </table:table-cell>
          <table:table-cell office:value-type="float" office:value="0.612896768449744">
            <text:p>0.61289676844974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.6471">
            <text:p>11.6471</text:p>
          </table:table-cell>
          <table:table-cell office:value-type="float" office:value="3765297">
            <text:p>3765297</text:p>
          </table:table-cell>
          <table:table-cell office:value-type="float" office:value="356619">
            <text:p>356619</text:p>
          </table:table-cell>
          <table:table-cell office:value-type="float" office:value="0.947120506031795">
            <text:p>0.94712050603179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.06">
            <text:p>16.06</text:p>
          </table:table-cell>
          <table:table-cell office:value-type="float" office:value="4784559">
            <text:p>4784559</text:p>
          </table:table-cell>
          <table:table-cell office:value-type="float" office:value="327006">
            <text:p>327006</text:p>
          </table:table-cell>
          <table:table-cell office:value-type="float" office:value="0.683461108954869">
            <text:p>0.68346110895486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.1867">
            <text:p>17.1867</text:p>
          </table:table-cell>
          <table:table-cell office:value-type="float" office:value="5034996">
            <text:p>5034996</text:p>
          </table:table-cell>
          <table:table-cell office:value-type="float" office:value="315234">
            <text:p>315234</text:p>
          </table:table-cell>
          <table:table-cell office:value-type="float" office:value="0.626085899571718">
            <text:p>0.62608589957171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.5723">
            <text:p>15.5723</text:p>
          </table:table-cell>
          <table:table-cell office:value-type="float" office:value="4555309">
            <text:p>4555309</text:p>
          </table:table-cell>
          <table:table-cell office:value-type="float" office:value="272562">
            <text:p>272562</text:p>
          </table:table-cell>
          <table:table-cell office:value-type="float" office:value="0.598339212553967">
            <text:p>0.59833921255396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.4358">
            <text:p>11.4358</text:p>
          </table:table-cell>
          <table:table-cell office:value-type="float" office:value="3362625">
            <text:p>3362625</text:p>
          </table:table-cell>
          <table:table-cell office:value-type="float" office:value="216117">
            <text:p>216117</text:p>
          </table:table-cell>
          <table:table-cell office:value-type="float" office:value="0.642703245232519">
            <text:p>0.64270324523251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.9164">
            <text:p>13.9164</text:p>
          </table:table-cell>
          <table:table-cell office:value-type="float" office:value="3905319">
            <text:p>3905319</text:p>
          </table:table-cell>
          <table:table-cell office:value-type="float" office:value="234351">
            <text:p>234351</text:p>
          </table:table-cell>
          <table:table-cell office:value-type="float" office:value="0.6000815810437">
            <text:p>0.600081581043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.4804">
            <text:p>14.4804</text:p>
          </table:table-cell>
          <table:table-cell office:value-type="float" office:value="4108562">
            <text:p>4108562</text:p>
          </table:table-cell>
          <table:table-cell office:value-type="float" office:value="262786">
            <text:p>262786</text:p>
          </table:table-cell>
          <table:table-cell office:value-type="float" office:value="0.639605779345669">
            <text:p>0.63960577934566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.2111">
            <text:p>14.2111</text:p>
          </table:table-cell>
          <table:table-cell office:value-type="float" office:value="3996680">
            <text:p>3996680</text:p>
          </table:table-cell>
          <table:table-cell office:value-type="float" office:value="238308">
            <text:p>238308</text:p>
          </table:table-cell>
          <table:table-cell office:value-type="float" office:value="0.596264899866889">
            <text:p>0.59626489986688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.9325">
            <text:p>12.9325</text:p>
          </table:table-cell>
          <table:table-cell office:value-type="float" office:value="3620814">
            <text:p>3620814</text:p>
          </table:table-cell>
          <table:table-cell office:value-type="float" office:value="212058">
            <text:p>212058</text:p>
          </table:table-cell>
          <table:table-cell office:value-type="float" office:value="0.585663886628808">
            <text:p>0.58566388662880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.982">
            <text:p>13.982</text:p>
          </table:table-cell>
          <table:table-cell office:value-type="float" office:value="3806359">
            <text:p>3806359</text:p>
          </table:table-cell>
          <table:table-cell office:value-type="float" office:value="222754">
            <text:p>222754</text:p>
          </table:table-cell>
          <table:table-cell office:value-type="float" office:value="0.585215425029536">
            <text:p>0.58521542502953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.6135">
            <text:p>14.6135</text:p>
          </table:table-cell>
          <table:table-cell office:value-type="float" office:value="4012208">
            <text:p>4012208</text:p>
          </table:table-cell>
          <table:table-cell office:value-type="float" office:value="253793">
            <text:p>253793</text:p>
          </table:table-cell>
          <table:table-cell office:value-type="float" office:value="0.632551951444192">
            <text:p>0.63255195144419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.9911">
            <text:p>12.9911</text:p>
          </table:table-cell>
          <table:table-cell office:value-type="float" office:value="3536488">
            <text:p>3536488</text:p>
          </table:table-cell>
          <table:table-cell office:value-type="float" office:value="215098">
            <text:p>215098</text:p>
          </table:table-cell>
          <table:table-cell office:value-type="float" office:value="0.608224882991261">
            <text:p>0.60822488299126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.3861">
            <text:p>14.3861</text:p>
          </table:table-cell>
          <table:table-cell office:value-type="float" office:value="3892777">
            <text:p>3892777</text:p>
          </table:table-cell>
          <table:table-cell office:value-type="float" office:value="221767">
            <text:p>221767</text:p>
          </table:table-cell>
          <table:table-cell office:value-type="float" office:value="0.569688425512173">
            <text:p>0.56968842551217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.6834">
            <text:p>16.6834</text:p>
          </table:table-cell>
          <table:table-cell office:value-type="float" office:value="4373032">
            <text:p>4373032</text:p>
          </table:table-cell>
          <table:table-cell office:value-type="float" office:value="264950">
            <text:p>264950</text:p>
          </table:table-cell>
          <table:table-cell office:value-type="float" office:value="0.605872538778587">
            <text:p>0.60587253877858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.8477">
            <text:p>13.8477</text:p>
          </table:table-cell>
          <table:table-cell office:value-type="float" office:value="3617669">
            <text:p>3617669</text:p>
          </table:table-cell>
          <table:table-cell office:value-type="float" office:value="208835">
            <text:p>208835</text:p>
          </table:table-cell>
          <table:table-cell office:value-type="float" office:value="0.577263978545301">
            <text:p>0.5772639785453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.3026">
            <text:p>15.3026</text:p>
          </table:table-cell>
          <table:table-cell office:value-type="float" office:value="3998421">
            <text:p>3998421</text:p>
          </table:table-cell>
          <table:table-cell office:value-type="float" office:value="239963">
            <text:p>239963</text:p>
          </table:table-cell>
          <table:table-cell office:value-type="float" office:value="0.600144407004665">
            <text:p>0.60014440700466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.2727">
            <text:p>17.2727</text:p>
          </table:table-cell>
          <table:table-cell office:value-type="float" office:value="4443932">
            <text:p>4443932</text:p>
          </table:table-cell>
          <table:table-cell office:value-type="float" office:value="248444">
            <text:p>248444</text:p>
          </table:table-cell>
          <table:table-cell office:value-type="float" office:value="0.55906346001694">
            <text:p>0.5590634600169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.8941">
            <text:p>15.8941</text:p>
          </table:table-cell>
          <table:table-cell office:value-type="float" office:value="3677632">
            <text:p>3677632</text:p>
          </table:table-cell>
          <table:table-cell office:value-type="float" office:value="181352">
            <text:p>181352</text:p>
          </table:table-cell>
          <table:table-cell office:value-type="float" office:value="0.493121660894837">
            <text:p>0.49312166089483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.8825">
            <text:p>16.8825</text:p>
          </table:table-cell>
          <table:table-cell office:value-type="float" office:value="4365407">
            <text:p>4365407</text:p>
          </table:table-cell>
          <table:table-cell office:value-type="float" office:value="257278">
            <text:p>257278</text:p>
          </table:table-cell>
          <table:table-cell office:value-type="float" office:value="0.589356273080609">
            <text:p>0.58935627308060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.0433">
            <text:p>18.0433</text:p>
          </table:table-cell>
          <table:table-cell office:value-type="float" office:value="4244668">
            <text:p>4244668</text:p>
          </table:table-cell>
          <table:table-cell office:value-type="float" office:value="223946">
            <text:p>223946</text:p>
          </table:table-cell>
          <table:table-cell office:value-type="float" office:value="0.527593677526723">
            <text:p>0.52759367752672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.0205">
            <text:p>17.0205</text:p>
          </table:table-cell>
          <table:table-cell office:value-type="float" office:value="4152397">
            <text:p>4152397</text:p>
          </table:table-cell>
          <table:table-cell office:value-type="float" office:value="219082">
            <text:p>219082</text:p>
          </table:table-cell>
          <table:table-cell office:value-type="float" office:value="0.527603694926087">
            <text:p>0.52760369492608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.2882">
            <text:p>17.2882</text:p>
          </table:table-cell>
          <table:table-cell office:value-type="float" office:value="4063850">
            <text:p>4063850</text:p>
          </table:table-cell>
          <table:table-cell office:value-type="float" office:value="217898">
            <text:p>217898</text:p>
          </table:table-cell>
          <table:table-cell office:value-type="float" office:value="0.53618612891716">
            <text:p>0.5361861289171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.3171">
            <text:p>17.3171</text:p>
          </table:table-cell>
          <table:table-cell office:value-type="float" office:value="4147763">
            <text:p>4147763</text:p>
          </table:table-cell>
          <table:table-cell office:value-type="float" office:value="214403">
            <text:p>214403</text:p>
          </table:table-cell>
          <table:table-cell office:value-type="float" office:value="0.51691236939044">
            <text:p>0.5169123693904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.4979">
            <text:p>17.4979</text:p>
          </table:table-cell>
          <table:table-cell office:value-type="float" office:value="4151247">
            <text:p>4151247</text:p>
          </table:table-cell>
          <table:table-cell office:value-type="float" office:value="217887">
            <text:p>217887</text:p>
          </table:table-cell>
          <table:table-cell office:value-type="float" office:value="0.524871201352268">
            <text:p>0.52487120135226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.2634">
            <text:p>17.2634</text:p>
          </table:table-cell>
          <table:table-cell office:value-type="float" office:value="4152610">
            <text:p>4152610</text:p>
          </table:table-cell>
          <table:table-cell office:value-type="float" office:value="219250">
            <text:p>219250</text:p>
          </table:table-cell>
          <table:table-cell office:value-type="float" office:value="0.527981197367439">
            <text:p>0.52798119736743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.2868">
            <text:p>16.2868</text:p>
          </table:table-cell>
          <table:table-cell office:value-type="float" office:value="3872413">
            <text:p>3872413</text:p>
          </table:table-cell>
          <table:table-cell office:value-type="float" office:value="201235">
            <text:p>201235</text:p>
          </table:table-cell>
          <table:table-cell office:value-type="float" office:value="0.519663062798312">
            <text:p>0.51966306279831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.7694">
            <text:p>14.7694</text:p>
          </table:table-cell>
          <table:table-cell office:value-type="float" office:value="3500288">
            <text:p>3500288</text:p>
          </table:table-cell>
          <table:table-cell office:value-type="float" office:value="178746">
            <text:p>178746</text:p>
          </table:table-cell>
          <table:table-cell office:value-type="float" office:value="0.510660837051123">
            <text:p>0.51066083705112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.1885">
            <text:p>15.1885</text:p>
          </table:table-cell>
          <table:table-cell office:value-type="float" office:value="3498462">
            <text:p>3498462</text:p>
          </table:table-cell>
          <table:table-cell office:value-type="float" office:value="176920">
            <text:p>176920</text:p>
          </table:table-cell>
          <table:table-cell office:value-type="float" office:value="0.505707936801943">
            <text:p>0.50570793680194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.5154">
            <text:p>16.5154</text:p>
          </table:table-cell>
          <table:table-cell office:value-type="float" office:value="3967897">
            <text:p>3967897</text:p>
          </table:table-cell>
          <table:table-cell office:value-type="float" office:value="209310">
            <text:p>209310</text:p>
          </table:table-cell>
          <table:table-cell office:value-type="float" office:value="0.52750865256835">
            <text:p>0.5275086525683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.5959">
            <text:p>18.5959</text:p>
          </table:table-cell>
          <table:table-cell office:value-type="float" office:value="3966821">
            <text:p>3966821</text:p>
          </table:table-cell>
          <table:table-cell office:value-type="float" office:value="208191">
            <text:p>208191</text:p>
          </table:table-cell>
          <table:table-cell office:value-type="float" office:value="0.524830840615193">
            <text:p>0.52483084061519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.5081">
            <text:p>18.5081</text:p>
          </table:table-cell>
          <table:table-cell office:value-type="float" office:value="3843425">
            <text:p>3843425</text:p>
          </table:table-cell>
          <table:table-cell office:value-type="float" office:value="172205">
            <text:p>172205</text:p>
          </table:table-cell>
          <table:table-cell office:value-type="float" office:value="0.448050892107951">
            <text:p>0.44805089210795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.2378">
            <text:p>22.2378</text:p>
          </table:table-cell>
          <table:table-cell office:value-type="float" office:value="4666564">
            <text:p>4666564</text:p>
          </table:table-cell>
          <table:table-cell office:value-type="float" office:value="208654">
            <text:p>208654</text:p>
          </table:table-cell>
          <table:table-cell office:value-type="float" office:value="0.447125551047837">
            <text:p>0.44712555104783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.4695">
            <text:p>20.4695</text:p>
          </table:table-cell>
          <table:table-cell office:value-type="float" office:value="4328574">
            <text:p>4328574</text:p>
          </table:table-cell>
          <table:table-cell office:value-type="float" office:value="220304">
            <text:p>220304</text:p>
          </table:table-cell>
          <table:table-cell office:value-type="float" office:value="0.508952832965314">
            <text:p>0.50895283296531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.4379">
            <text:p>21.4379</text:p>
          </table:table-cell>
          <table:table-cell office:value-type="float" office:value="4407916">
            <text:p>4407916</text:p>
          </table:table-cell>
          <table:table-cell office:value-type="float" office:value="212188">
            <text:p>212188</text:p>
          </table:table-cell>
          <table:table-cell office:value-type="float" office:value="0.481379409226492">
            <text:p>0.48137940922649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.0747">
            <text:p>21.0747</text:p>
          </table:table-cell>
          <table:table-cell office:value-type="float" office:value="4327922">
            <text:p>4327922</text:p>
          </table:table-cell>
          <table:table-cell office:value-type="float" office:value="219605">
            <text:p>219605</text:p>
          </table:table-cell>
          <table:table-cell office:value-type="float" office:value="0.507414412736644">
            <text:p>0.50741441273664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.0302">
            <text:p>28.0302</text:p>
          </table:table-cell>
          <table:table-cell office:value-type="float" office:value="5864974">
            <text:p>5864974</text:p>
          </table:table-cell>
          <table:table-cell office:value-type="float" office:value="358081">
            <text:p>358081</text:p>
          </table:table-cell>
          <table:table-cell office:value-type="float" office:value="0.610541496006632">
            <text:p>0.61054149600663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.6822">
            <text:p>16.6822</text:p>
          </table:table-cell>
          <table:table-cell office:value-type="float" office:value="3412911">
            <text:p>3412911</text:p>
          </table:table-cell>
          <table:table-cell office:value-type="float" office:value="178704">
            <text:p>178704</text:p>
          </table:table-cell>
          <table:table-cell office:value-type="float" office:value="0.523611661716347">
            <text:p>0.52361166171634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.6656">
            <text:p>19.6656</text:p>
          </table:table-cell>
          <table:table-cell office:value-type="float" office:value="3933441">
            <text:p>3933441</text:p>
          </table:table-cell>
          <table:table-cell office:value-type="float" office:value="174725">
            <text:p>174725</text:p>
          </table:table-cell>
          <table:table-cell office:value-type="float" office:value="0.444203942553098">
            <text:p>0.44420394255309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.2332">
            <text:p>21.2332</text:p>
          </table:table-cell>
          <table:table-cell office:value-type="float" office:value="4209630">
            <text:p>4209630</text:p>
          </table:table-cell>
          <table:table-cell office:value-type="float" office:value="188678">
            <text:p>188678</text:p>
          </table:table-cell>
          <table:table-cell office:value-type="float" office:value="0.448205661780252">
            <text:p>0.44820566178025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.9671">
            <text:p>21.9671</text:p>
          </table:table-cell>
          <table:table-cell office:value-type="float" office:value="4404287">
            <text:p>4404287</text:p>
          </table:table-cell>
          <table:table-cell office:value-type="float" office:value="208511">
            <text:p>208511</text:p>
          </table:table-cell>
          <table:table-cell office:value-type="float" office:value="0.473427367471738">
            <text:p>0.47342736747173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.2217">
            <text:p>18.2217</text:p>
          </table:table-cell>
          <table:table-cell office:value-type="float" office:value="3661004">
            <text:p>3661004</text:p>
          </table:table-cell>
          <table:table-cell office:value-type="float" office:value="164524">
            <text:p>164524</text:p>
          </table:table-cell>
          <table:table-cell office:value-type="float" office:value="0.449395848789021">
            <text:p>0.44939584878902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01:0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8T01:08:07</dc:date>
    <dc:creator>io </dc:creator>
    <meta:generator>OpenOffice.org/3.2$Linux OpenOffice.org_project/320m12$Build-9483</meta:generator>
    <meta:editing-duration>PT00H08M09S</meta:editing-duration>
    <meta:editing-cycles>1</meta:editing-cycles>
    <meta:document-statistic meta:table-count="1" meta:cell-count="6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61cm" svg:height="9.426cm" xlink:href=".." chart:class="chart:line" chart:style-name="ch1">
        <chart:legend chart:legend-position="end" svg:x="15.12cm" svg:y="4.244cm" chart:style-name="ch2"/>
        <chart:plot-area chart:style-name="ch3" table:cell-range-address="Sheet1.B1:Sheet1.B124 Sheet1.E1:Sheet1.E124" svg:x="0.347cm" svg:y="0.188cm" svg:width="14.427cm" svg:height="8.86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24" chart:class="chart:line">
            <chart:data-point chart:repeated="124"/>
          </chart:series>
          <chart:series chart:style-name="ch7" chart:values-cell-range-address="Sheet1.E1:Sheet1.E124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491">
                <text:p text:id="Sheet1.B1:Sheet1.B124">14.491</text:p>
              </table:table-cell>
              <table:table-cell office:value-type="float" office:value="0">
                <text:p text:id="Sheet1.E1:Sheet1.E12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5001">
                <text:p>14.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5601">
                <text:p>14.5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288">
                <text:p>14.5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4065">
                <text:p>9.4065</text:p>
              </table:table-cell>
              <table:table-cell office:value-type="float" office:value="1.71370003278606">
                <text:p>1.71370003278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665">
                <text:p>7.85665</text:p>
              </table:table-cell>
              <table:table-cell office:value-type="float" office:value="1.70482404555032">
                <text:p>1.70482404555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5743">
                <text:p>7.85743</text:p>
              </table:table-cell>
              <table:table-cell office:value-type="float" office:value="1.70607570390143">
                <text:p>1.706075703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7434">
                <text:p>8.07434</text:p>
              </table:table-cell>
              <table:table-cell office:value-type="float" office:value="1.70941638686038">
                <text:p>1.70941638686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8208">
                <text:p>5.48208</text:p>
              </table:table-cell>
              <table:table-cell office:value-type="float" office:value="2.87271828130916">
                <text:p>2.87271828130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778">
                <text:p>5.8778</text:p>
              </table:table-cell>
              <table:table-cell office:value-type="float" office:value="2.85147116979677">
                <text:p>2.85147116979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9643">
                <text:p>6.39643</text:p>
              </table:table-cell>
              <table:table-cell office:value-type="float" office:value="2.83365236402676">
                <text:p>2.83365236402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48011">
                <text:p>7.48011</text:p>
              </table:table-cell>
              <table:table-cell office:value-type="float" office:value="2.85569615237851">
                <text:p>2.85569615237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7426">
                <text:p>4.97426</text:p>
              </table:table-cell>
              <table:table-cell office:value-type="float" office:value="3.78018511023767">
                <text:p>3.78018511023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143">
                <text:p>5.97143</text:p>
              </table:table-cell>
              <table:table-cell office:value-type="float" office:value="3.77221397229991">
                <text:p>3.77221397229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366">
                <text:p>4.88366</text:p>
              </table:table-cell>
              <table:table-cell office:value-type="float" office:value="3.78549574800286">
                <text:p>3.78549574800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6241">
                <text:p>4.66241</text:p>
              </table:table-cell>
              <table:table-cell office:value-type="float" office:value="3.78285527271822">
                <text:p>3.78285527271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0421">
                <text:p>7.40421</text:p>
              </table:table-cell>
              <table:table-cell office:value-type="float" office:value="4.83861872025927">
                <text:p>4.83861872025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647">
                <text:p>6.7647</text:p>
              </table:table-cell>
              <table:table-cell office:value-type="float" office:value="4.85742509193398">
                <text:p>4.857425091933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9073">
                <text:p>5.89073</text:p>
              </table:table-cell>
              <table:table-cell office:value-type="float" office:value="4.89754694622849">
                <text:p>4.89754694622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7583">
                <text:p>7.57583</text:p>
              </table:table-cell>
              <table:table-cell office:value-type="float" office:value="4.88631502198547">
                <text:p>4.88631502198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12635">
                <text:p>5.12635</text:p>
              </table:table-cell>
              <table:table-cell office:value-type="float" office:value="5.12425234853548">
                <text:p>5.12425234853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65261">
                <text:p>5.65261</text:p>
              </table:table-cell>
              <table:table-cell office:value-type="float" office:value="5.24862262959896">
                <text:p>5.24862262959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4096">
                <text:p>6.94096</text:p>
              </table:table-cell>
              <table:table-cell office:value-type="float" office:value="5.29148717276543">
                <text:p>5.29148717276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115">
                <text:p>6.9115</text:p>
              </table:table-cell>
              <table:table-cell office:value-type="float" office:value="5.20249472250813">
                <text:p>5.202494722508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6908">
                <text:p>3.76908</text:p>
              </table:table-cell>
              <table:table-cell office:value-type="float" office:value="5.08578922764267">
                <text:p>5.08578922764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0614">
                <text:p>4.10614</text:p>
              </table:table-cell>
              <table:table-cell office:value-type="float" office:value="5.09690937193445">
                <text:p>5.096909371934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9688">
                <text:p>3.79688</text:p>
              </table:table-cell>
              <table:table-cell office:value-type="float" office:value="5.18977809365703">
                <text:p>5.18977809365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9774">
                <text:p>3.39774</text:p>
              </table:table-cell>
              <table:table-cell office:value-type="float" office:value="5.10804810466813">
                <text:p>5.10804810466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8358">
                <text:p>3.68358</text:p>
              </table:table-cell>
              <table:table-cell office:value-type="float" office:value="5.31577704884056">
                <text:p>5.31577704884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229">
                <text:p>2.9229</text:p>
              </table:table-cell>
              <table:table-cell office:value-type="float" office:value="5.3116311088685">
                <text:p>5.31163110886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2242">
                <text:p>3.92242</text:p>
              </table:table-cell>
              <table:table-cell office:value-type="float" office:value="5.58613004454597">
                <text:p>5.58613004454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48028">
                <text:p>3.48028</text:p>
              </table:table-cell>
              <table:table-cell office:value-type="float" office:value="5.31006316648151">
                <text:p>5.31006316648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5753">
                <text:p>3.85753</text:p>
              </table:table-cell>
              <table:table-cell office:value-type="float" office:value="5.1760636412473">
                <text:p>5.1760636412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8806">
                <text:p>3.98806</text:p>
              </table:table-cell>
              <table:table-cell office:value-type="float" office:value="5.90215162259026">
                <text:p>5.90215162259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6193">
                <text:p>3.26193</text:p>
              </table:table-cell>
              <table:table-cell office:value-type="float" office:value="5.27346635524793">
                <text:p>5.27346635524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79191">
                <text:p>3.79191</text:p>
              </table:table-cell>
              <table:table-cell office:value-type="float" office:value="5.18772402320814">
                <text:p>5.187724023208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88327">
                <text:p>4.88327</text:p>
              </table:table-cell>
              <table:table-cell office:value-type="float" office:value="2.78060253541111">
                <text:p>2.78060253541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41286">
                <text:p>5.41286</text:p>
              </table:table-cell>
              <table:table-cell office:value-type="float" office:value="4.15546460147399">
                <text:p>4.15546460147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0838">
                <text:p>4.80838</text:p>
              </table:table-cell>
              <table:table-cell office:value-type="float" office:value="3.38469031553259">
                <text:p>3.38469031553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1652">
                <text:p>5.1652</text:p>
              </table:table-cell>
              <table:table-cell office:value-type="float" office:value="2.77376351934565">
                <text:p>2.77376351934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6285">
                <text:p>6.66285</text:p>
              </table:table-cell>
              <table:table-cell office:value-type="float" office:value="2.98215734952151">
                <text:p>2.98215734952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62778">
                <text:p>6.62778</text:p>
              </table:table-cell>
              <table:table-cell office:value-type="float" office:value="2.4802395529692">
                <text:p>2.48023955296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37323">
                <text:p>6.37323</text:p>
              </table:table-cell>
              <table:table-cell office:value-type="float" office:value="2.23238992903235">
                <text:p>2.23238992903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62335">
                <text:p>5.62335</text:p>
              </table:table-cell>
              <table:table-cell office:value-type="float" office:value="3.16247432162823">
                <text:p>3.162474321628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77419">
                <text:p>6.77419</text:p>
              </table:table-cell>
              <table:table-cell office:value-type="float" office:value="1.91642151493887">
                <text:p>1.91642151493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195">
                <text:p>7.36195</text:p>
              </table:table-cell>
              <table:table-cell office:value-type="float" office:value="1.44225989778169">
                <text:p>1.442259897781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2644">
                <text:p>6.2644</text:p>
              </table:table-cell>
              <table:table-cell office:value-type="float" office:value="1.38003131014494">
                <text:p>1.380031310144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67257">
                <text:p>7.67257</text:p>
              </table:table-cell>
              <table:table-cell office:value-type="float" office:value="1.58545076265969">
                <text:p>1.585450762659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51691">
                <text:p>7.51691</text:p>
              </table:table-cell>
              <table:table-cell office:value-type="float" office:value="2.00170559904486">
                <text:p>2.001705599044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3495">
                <text:p>7.3495</text:p>
              </table:table-cell>
              <table:table-cell office:value-type="float" office:value="1.85210425174527">
                <text:p>1.852104251745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20712">
                <text:p>7.20712</text:p>
              </table:table-cell>
              <table:table-cell office:value-type="float" office:value="1.87792956627317">
                <text:p>1.877929566273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03371">
                <text:p>7.03371</text:p>
              </table:table-cell>
              <table:table-cell office:value-type="float" office:value="1.18592273033274">
                <text:p>1.18592273033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0211">
                <text:p>8.0211</text:p>
              </table:table-cell>
              <table:table-cell office:value-type="float" office:value="1.55190808942874">
                <text:p>1.55190808942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0184">
                <text:p>8.80184</text:p>
              </table:table-cell>
              <table:table-cell office:value-type="float" office:value="1.86395708317656">
                <text:p>1.86395708317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43374">
                <text:p>9.43374</text:p>
              </table:table-cell>
              <table:table-cell office:value-type="float" office:value="1.19968985691126">
                <text:p>1.19968985691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46517">
                <text:p>8.46517</text:p>
              </table:table-cell>
              <table:table-cell office:value-type="float" office:value="1.75140271519208">
                <text:p>1.75140271519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58602">
                <text:p>9.58602</text:p>
              </table:table-cell>
              <table:table-cell office:value-type="float" office:value="1.24935929800791">
                <text:p>1.249359298007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15297">
                <text:p>8.15297</text:p>
              </table:table-cell>
              <table:table-cell office:value-type="float" office:value="1.65896127736352">
                <text:p>1.65896127736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8176">
                <text:p>10.8176</text:p>
              </table:table-cell>
              <table:table-cell office:value-type="float" office:value="1.24878069240235">
                <text:p>1.248780692402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7336">
                <text:p>9.07336</text:p>
              </table:table-cell>
              <table:table-cell office:value-type="float" office:value="1.24257962257866">
                <text:p>1.242579622578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1836">
                <text:p>10.1836</text:p>
              </table:table-cell>
              <table:table-cell office:value-type="float" office:value="0.889478514639925">
                <text:p>0.889478514639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1053">
                <text:p>9.1053</text:p>
              </table:table-cell>
              <table:table-cell office:value-type="float" office:value="0.963769646499633">
                <text:p>0.9637696464996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8552">
                <text:p>10.8552</text:p>
              </table:table-cell>
              <table:table-cell office:value-type="float" office:value="0.977718535623131">
                <text:p>0.977718535623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66253">
                <text:p>8.66253</text:p>
              </table:table-cell>
              <table:table-cell office:value-type="float" office:value="0.968627303066174">
                <text:p>0.968627303066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8005">
                <text:p>10.8005</text:p>
              </table:table-cell>
              <table:table-cell office:value-type="float" office:value="1.00489748046792">
                <text:p>1.00489748046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1027">
                <text:p>11.1027</text:p>
              </table:table-cell>
              <table:table-cell office:value-type="float" office:value="0.892886875484571">
                <text:p>0.892886875484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951">
                <text:p>10.2951</text:p>
              </table:table-cell>
              <table:table-cell office:value-type="float" office:value="1.21811080012569">
                <text:p>1.218110800125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7779">
                <text:p>10.7779</text:p>
              </table:table-cell>
              <table:table-cell office:value-type="float" office:value="1.08971131103302">
                <text:p>1.08971131103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292">
                <text:p>12.292</text:p>
              </table:table-cell>
              <table:table-cell office:value-type="float" office:value="0.768800159136158">
                <text:p>0.768800159136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2463">
                <text:p>11.2463</text:p>
              </table:table-cell>
              <table:table-cell office:value-type="float" office:value="0.781723844076646">
                <text:p>0.7817238440766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7846">
                <text:p>14.7846</text:p>
              </table:table-cell>
              <table:table-cell office:value-type="float" office:value="0.816277614936891">
                <text:p>0.816277614936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98775">
                <text:p>9.98775</text:p>
              </table:table-cell>
              <table:table-cell office:value-type="float" office:value="0.798726934803999">
                <text:p>0.798726934803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5582">
                <text:p>12.5582</text:p>
              </table:table-cell>
              <table:table-cell office:value-type="float" office:value="0.742911087829981">
                <text:p>0.7429110878299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4017">
                <text:p>13.4017</text:p>
              </table:table-cell>
              <table:table-cell office:value-type="float" office:value="0.701005158243157">
                <text:p>0.7010051582431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0287">
                <text:p>12.0287</text:p>
              </table:table-cell>
              <table:table-cell office:value-type="float" office:value="0.737727838624128">
                <text:p>0.737727838624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7693">
                <text:p>11.7693</text:p>
              </table:table-cell>
              <table:table-cell office:value-type="float" office:value="0.695836645609216">
                <text:p>0.6958366456092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7187">
                <text:p>10.7187</text:p>
              </table:table-cell>
              <table:table-cell office:value-type="float" office:value="0.718137770558826">
                <text:p>0.7181377705588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906">
                <text:p>11.906</text:p>
              </table:table-cell>
              <table:table-cell office:value-type="float" office:value="0.667159946702837">
                <text:p>0.6671599467028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4256">
                <text:p>12.4256</text:p>
              </table:table-cell>
              <table:table-cell office:value-type="float" office:value="0.696308321933458">
                <text:p>0.696308321933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6369">
                <text:p>11.6369</text:p>
              </table:table-cell>
              <table:table-cell office:value-type="float" office:value="0.655042984706629">
                <text:p>0.6550429847066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5956">
                <text:p>11.5956</text:p>
              </table:table-cell>
              <table:table-cell office:value-type="float" office:value="0.655953275208683">
                <text:p>0.6559532752086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8369">
                <text:p>12.8369</text:p>
              </table:table-cell>
              <table:table-cell office:value-type="float" office:value="0.600958522570446">
                <text:p>0.6009585225704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3575">
                <text:p>14.3575</text:p>
              </table:table-cell>
              <table:table-cell office:value-type="float" office:value="0.612896768449744">
                <text:p>0.6128967684497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6471">
                <text:p>11.6471</text:p>
              </table:table-cell>
              <table:table-cell office:value-type="float" office:value="0.947120506031795">
                <text:p>0.9471205060317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06">
                <text:p>16.06</text:p>
              </table:table-cell>
              <table:table-cell office:value-type="float" office:value="0.683461108954869">
                <text:p>0.6834611089548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1867">
                <text:p>17.1867</text:p>
              </table:table-cell>
              <table:table-cell office:value-type="float" office:value="0.626085899571718">
                <text:p>0.6260858995717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5723">
                <text:p>15.5723</text:p>
              </table:table-cell>
              <table:table-cell office:value-type="float" office:value="0.598339212553967">
                <text:p>0.5983392125539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4358">
                <text:p>11.4358</text:p>
              </table:table-cell>
              <table:table-cell office:value-type="float" office:value="0.642703245232519">
                <text:p>0.6427032452325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9164">
                <text:p>13.9164</text:p>
              </table:table-cell>
              <table:table-cell office:value-type="float" office:value="0.6000815810437">
                <text:p>0.60008158104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4804">
                <text:p>14.4804</text:p>
              </table:table-cell>
              <table:table-cell office:value-type="float" office:value="0.639605779345669">
                <text:p>0.639605779345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2111">
                <text:p>14.2111</text:p>
              </table:table-cell>
              <table:table-cell office:value-type="float" office:value="0.596264899866889">
                <text:p>0.5962648998668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9325">
                <text:p>12.9325</text:p>
              </table:table-cell>
              <table:table-cell office:value-type="float" office:value="0.585663886628808">
                <text:p>0.585663886628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982">
                <text:p>13.982</text:p>
              </table:table-cell>
              <table:table-cell office:value-type="float" office:value="0.585215425029536">
                <text:p>0.585215425029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6135">
                <text:p>14.6135</text:p>
              </table:table-cell>
              <table:table-cell office:value-type="float" office:value="0.632551951444192">
                <text:p>0.632551951444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9911">
                <text:p>12.9911</text:p>
              </table:table-cell>
              <table:table-cell office:value-type="float" office:value="0.608224882991261">
                <text:p>0.6082248829912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3861">
                <text:p>14.3861</text:p>
              </table:table-cell>
              <table:table-cell office:value-type="float" office:value="0.569688425512173">
                <text:p>0.5696884255121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6834">
                <text:p>16.6834</text:p>
              </table:table-cell>
              <table:table-cell office:value-type="float" office:value="0.605872538778587">
                <text:p>0.6058725387785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8477">
                <text:p>13.8477</text:p>
              </table:table-cell>
              <table:table-cell office:value-type="float" office:value="0.577263978545301">
                <text:p>0.5772639785453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3026">
                <text:p>15.3026</text:p>
              </table:table-cell>
              <table:table-cell office:value-type="float" office:value="0.600144407004665">
                <text:p>0.600144407004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2727">
                <text:p>17.2727</text:p>
              </table:table-cell>
              <table:table-cell office:value-type="float" office:value="0.55906346001694">
                <text:p>0.559063460016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8941">
                <text:p>15.8941</text:p>
              </table:table-cell>
              <table:table-cell office:value-type="float" office:value="0.493121660894837">
                <text:p>0.4931216608948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8825">
                <text:p>16.8825</text:p>
              </table:table-cell>
              <table:table-cell office:value-type="float" office:value="0.589356273080609">
                <text:p>0.5893562730806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0433">
                <text:p>18.0433</text:p>
              </table:table-cell>
              <table:table-cell office:value-type="float" office:value="0.527593677526723">
                <text:p>0.5275936775267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0205">
                <text:p>17.0205</text:p>
              </table:table-cell>
              <table:table-cell office:value-type="float" office:value="0.527603694926087">
                <text:p>0.5276036949260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2882">
                <text:p>17.2882</text:p>
              </table:table-cell>
              <table:table-cell office:value-type="float" office:value="0.53618612891716">
                <text:p>0.536186128917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3171">
                <text:p>17.3171</text:p>
              </table:table-cell>
              <table:table-cell office:value-type="float" office:value="0.51691236939044">
                <text:p>0.516912369390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4979">
                <text:p>17.4979</text:p>
              </table:table-cell>
              <table:table-cell office:value-type="float" office:value="0.524871201352268">
                <text:p>0.524871201352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634">
                <text:p>17.2634</text:p>
              </table:table-cell>
              <table:table-cell office:value-type="float" office:value="0.527981197367439">
                <text:p>0.5279811973674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2868">
                <text:p>16.2868</text:p>
              </table:table-cell>
              <table:table-cell office:value-type="float" office:value="0.519663062798312">
                <text:p>0.5196630627983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7694">
                <text:p>14.7694</text:p>
              </table:table-cell>
              <table:table-cell office:value-type="float" office:value="0.510660837051123">
                <text:p>0.510660837051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.1885">
                <text:p>15.1885</text:p>
              </table:table-cell>
              <table:table-cell office:value-type="float" office:value="0.505707936801943">
                <text:p>0.50570793680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5154">
                <text:p>16.5154</text:p>
              </table:table-cell>
              <table:table-cell office:value-type="float" office:value="0.52750865256835">
                <text:p>0.527508652568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5959">
                <text:p>18.5959</text:p>
              </table:table-cell>
              <table:table-cell office:value-type="float" office:value="0.524830840615193">
                <text:p>0.5248308406151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5081">
                <text:p>18.5081</text:p>
              </table:table-cell>
              <table:table-cell office:value-type="float" office:value="0.448050892107951">
                <text:p>0.4480508921079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2378">
                <text:p>22.2378</text:p>
              </table:table-cell>
              <table:table-cell office:value-type="float" office:value="0.447125551047837">
                <text:p>0.4471255510478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4695">
                <text:p>20.4695</text:p>
              </table:table-cell>
              <table:table-cell office:value-type="float" office:value="0.508952832965314">
                <text:p>0.50895283296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4379">
                <text:p>21.4379</text:p>
              </table:table-cell>
              <table:table-cell office:value-type="float" office:value="0.481379409226492">
                <text:p>0.4813794092264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0747">
                <text:p>21.0747</text:p>
              </table:table-cell>
              <table:table-cell office:value-type="float" office:value="0.507414412736644">
                <text:p>0.507414412736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.0302">
                <text:p>28.0302</text:p>
              </table:table-cell>
              <table:table-cell office:value-type="float" office:value="0.610541496006632">
                <text:p>0.6105414960066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.6822">
                <text:p>16.6822</text:p>
              </table:table-cell>
              <table:table-cell office:value-type="float" office:value="0.523611661716347">
                <text:p>0.5236116617163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6656">
                <text:p>19.6656</text:p>
              </table:table-cell>
              <table:table-cell office:value-type="float" office:value="0.444203942553098">
                <text:p>0.4442039425530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2332">
                <text:p>21.2332</text:p>
              </table:table-cell>
              <table:table-cell office:value-type="float" office:value="0.448205661780252">
                <text:p>0.4482056617802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9671">
                <text:p>21.9671</text:p>
              </table:table-cell>
              <table:table-cell office:value-type="float" office:value="0.473427367471738">
                <text:p>0.473427367471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.2217">
                <text:p>18.2217</text:p>
              </table:table-cell>
              <table:table-cell office:value-type="float" office:value="0.449395848789021">
                <text:p>0.449395848789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57cm" svg:height="7.019cm" xlink:href=".." chart:class="chart:line" chart:style-name="ch1">
        <chart:legend chart:legend-position="end" svg:x="16.168cm" svg:y="3.04cm" chart:style-name="ch2"/>
        <chart:plot-area chart:style-name="ch3" table:cell-range-address="Sheet1.C1:Sheet1.D124" svg:x="0.369cm" svg:y="0.14cm" svg:width="15.431cm" svg:height="6.59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24" chart:class="chart:line">
            <chart:data-point chart:repeated="124"/>
          </chart:series>
          <chart:series chart:style-name="ch7" chart:values-cell-range-address="Sheet1.D1:Sheet1.D124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06954">
                <text:p text:id="Sheet1.C1:Sheet1.C124">4106954</text:p>
              </table:table-cell>
              <table:table-cell office:value-type="float" office:value="0">
                <text:p text:id="Sheet1.D1:Sheet1.D124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06954">
                <text:p>4106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06954">
                <text:p>4106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06954">
                <text:p>4106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6375">
                <text:p>4956375</text:p>
              </table:table-cell>
              <table:table-cell office:value-type="float" office:value="849374">
                <text:p>849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8336">
                <text:p>4108336</text:p>
              </table:table-cell>
              <table:table-cell office:value-type="float" office:value="700399">
                <text:p>700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8956">
                <text:p>4108956</text:p>
              </table:table-cell>
              <table:table-cell office:value-type="float" office:value="701019">
                <text:p>701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16012">
                <text:p>4216012</text:p>
              </table:table-cell>
              <table:table-cell office:value-type="float" office:value="720692">
                <text:p>720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58988">
                <text:p>4658988</text:p>
              </table:table-cell>
              <table:table-cell office:value-type="float" office:value="1338396">
                <text:p>1338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11862">
                <text:p>5011862</text:p>
              </table:table-cell>
              <table:table-cell office:value-type="float" office:value="1429118">
                <text:p>1429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5210">
                <text:p>5365210</text:p>
              </table:table-cell>
              <table:table-cell office:value-type="float" office:value="1520314">
                <text:p>15203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60267">
                <text:p>6360267</text:p>
              </table:table-cell>
              <table:table-cell office:value-type="float" office:value="1816299">
                <text:p>1816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41265">
                <text:p>6041265</text:p>
              </table:table-cell>
              <table:table-cell office:value-type="float" office:value="2283710">
                <text:p>22837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96365">
                <text:p>7296365</text:p>
              </table:table-cell>
              <table:table-cell office:value-type="float" office:value="2752345">
                <text:p>2752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05813">
                <text:p>5905813</text:p>
              </table:table-cell>
              <table:table-cell office:value-type="float" office:value="2235643">
                <text:p>22356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2195">
                <text:p>5622195</text:p>
              </table:table-cell>
              <table:table-cell office:value-type="float" office:value="2126795">
                <text:p>2126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88140">
                <text:p>7788140</text:p>
              </table:table-cell>
              <table:table-cell office:value-type="float" office:value="3768384">
                <text:p>3768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36915">
                <text:p>7136915</text:p>
              </table:table-cell>
              <table:table-cell office:value-type="float" office:value="3466703">
                <text:p>34667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65458">
                <text:p>6165458</text:p>
              </table:table-cell>
              <table:table-cell office:value-type="float" office:value="3019562">
                <text:p>30195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31668">
                <text:p>8031668</text:p>
              </table:table-cell>
              <table:table-cell office:value-type="float" office:value="3924526">
                <text:p>3924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89888">
                <text:p>6989888</text:p>
              </table:table-cell>
              <table:table-cell office:value-type="float" office:value="3581795">
                <text:p>35817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56772">
                <text:p>7356772</text:p>
              </table:table-cell>
              <table:table-cell office:value-type="float" office:value="3861292">
                <text:p>3861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94088">
                <text:p>9094088</text:p>
              </table:table-cell>
              <table:table-cell office:value-type="float" office:value="4812125">
                <text:p>4812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07546">
                <text:p>9107546</text:p>
              </table:table-cell>
              <table:table-cell office:value-type="float" office:value="4738196">
                <text:p>47381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80048">
                <text:p>8180048</text:p>
              </table:table-cell>
              <table:table-cell office:value-type="float" office:value="4160200">
                <text:p>4160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11522">
                <text:p>8911522</text:p>
              </table:table-cell>
              <table:table-cell office:value-type="float" office:value="4542122">
                <text:p>4542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30201">
                <text:p>7630201</text:p>
              </table:table-cell>
              <table:table-cell office:value-type="float" office:value="3959905">
                <text:p>3959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02723">
                <text:p>7502723</text:p>
              </table:table-cell>
              <table:table-cell office:value-type="float" office:value="3832427">
                <text:p>3832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54894">
                <text:p>8954894</text:p>
              </table:table-cell>
              <table:table-cell office:value-type="float" office:value="4760222">
                <text:p>4760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83022">
                <text:p>7083022</text:p>
              </table:table-cell>
              <table:table-cell office:value-type="float" office:value="3762240">
                <text:p>37622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13452">
                <text:p>8513452</text:p>
              </table:table-cell>
              <table:table-cell office:value-type="float" office:value="4755725">
                <text:p>4755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84985">
                <text:p>8384985</text:p>
              </table:table-cell>
              <table:table-cell office:value-type="float" office:value="4452480">
                <text:p>44524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14478">
                <text:p>8514478</text:p>
              </table:table-cell>
              <table:table-cell office:value-type="float" office:value="4407148">
                <text:p>4407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17072">
                <text:p>8317072</text:p>
              </table:table-cell>
              <table:table-cell office:value-type="float" office:value="4908862">
                <text:p>4908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25910">
                <text:p>7025910</text:p>
              </table:table-cell>
              <table:table-cell office:value-type="float" office:value="3705090">
                <text:p>37050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35109">
                <text:p>8535109</text:p>
              </table:table-cell>
              <table:table-cell office:value-type="float" office:value="4427779">
                <text:p>4427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63061">
                <text:p>4963061</text:p>
              </table:table-cell>
              <table:table-cell office:value-type="float" office:value="1380030">
                <text:p>13800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26774">
                <text:p>7326774</text:p>
              </table:table-cell>
              <table:table-cell office:value-type="float" office:value="3044615">
                <text:p>30446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16271">
                <text:p>5416271</text:p>
              </table:table-cell>
              <table:table-cell office:value-type="float" office:value="1833240">
                <text:p>1833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21171">
                <text:p>5321171</text:p>
              </table:table-cell>
              <table:table-cell office:value-type="float" office:value="1475967">
                <text:p>14759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52830">
                <text:p>5852830</text:p>
              </table:table-cell>
              <table:table-cell office:value-type="float" office:value="1745406">
                <text:p>1745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62174">
                <text:p>5462174</text:p>
              </table:table-cell>
              <table:table-cell office:value-type="float" office:value="1354750">
                <text:p>13547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62870">
                <text:p>5062870</text:p>
              </table:table-cell>
              <table:table-cell office:value-type="float" office:value="1130230">
                <text:p>11302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40305">
                <text:p>5240305</text:p>
              </table:table-cell>
              <table:table-cell office:value-type="float" office:value="1657233">
                <text:p>16572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56918">
                <text:p>4756918</text:p>
              </table:table-cell>
              <table:table-cell office:value-type="float" office:value="911626">
                <text:p>911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97593">
                <text:p>4697593</text:p>
              </table:table-cell>
              <table:table-cell office:value-type="float" office:value="677515">
                <text:p>677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53990">
                <text:p>3953990</text:p>
              </table:table-cell>
              <table:table-cell office:value-type="float" office:value="545663">
                <text:p>545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85251">
                <text:p>4985251</text:p>
              </table:table-cell>
              <table:table-cell office:value-type="float" office:value="790387">
                <text:p>790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7695">
                <text:p>4807695</text:p>
              </table:table-cell>
              <table:table-cell office:value-type="float" office:value="962359">
                <text:p>962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04903">
                <text:p>4504903</text:p>
              </table:table-cell>
              <table:table-cell office:value-type="float" office:value="834355">
                <text:p>8343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19227">
                <text:p>4519227</text:p>
              </table:table-cell>
              <table:table-cell office:value-type="float" office:value="848679">
                <text:p>8486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66110">
                <text:p>3966110</text:p>
              </table:table-cell>
              <table:table-cell office:value-type="float" office:value="470350">
                <text:p>4703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48324">
                <text:p>4448324</text:p>
              </table:table-cell>
              <table:table-cell office:value-type="float" office:value="690339">
                <text:p>690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56020">
                <text:p>5156020</text:p>
              </table:table-cell>
              <table:table-cell office:value-type="float" office:value="961060">
                <text:p>9610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65450">
                <text:p>4965450</text:p>
              </table:table-cell>
              <table:table-cell office:value-type="float" office:value="595700">
                <text:p>5957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73762">
                <text:p>4873762</text:p>
              </table:table-cell>
              <table:table-cell office:value-type="float" office:value="853592">
                <text:p>8535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94070">
                <text:p>4694070</text:p>
              </table:table-cell>
              <table:table-cell office:value-type="float" office:value="586458">
                <text:p>5864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95911">
                <text:p>4295911</text:p>
              </table:table-cell>
              <table:table-cell office:value-type="float" office:value="712675">
                <text:p>7126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92963">
                <text:p>5292963</text:p>
              </table:table-cell>
              <table:table-cell office:value-type="float" office:value="660975">
                <text:p>660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0843">
                <text:p>4490843</text:p>
              </table:table-cell>
              <table:table-cell office:value-type="float" office:value="558023">
                <text:p>558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08698">
                <text:p>4508698</text:p>
              </table:table-cell>
              <table:table-cell office:value-type="float" office:value="401039">
                <text:p>4010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62174">
                <text:p>4062174</text:p>
              </table:table-cell>
              <table:table-cell office:value-type="float" office:value="391500">
                <text:p>391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43398">
                <text:p>4843398</text:p>
              </table:table-cell>
              <table:table-cell office:value-type="float" office:value="473548">
                <text:p>4735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70818">
                <text:p>3870818</text:p>
              </table:table-cell>
              <table:table-cell office:value-type="float" office:value="374938">
                <text:p>374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69441">
                <text:p>4469441</text:p>
              </table:table-cell>
              <table:table-cell office:value-type="float" office:value="449133">
                <text:p>449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10437">
                <text:p>4510437</text:p>
              </table:table-cell>
              <table:table-cell office:value-type="float" office:value="402731">
                <text:p>4027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78912">
                <text:p>4378912</text:p>
              </table:table-cell>
              <table:table-cell office:value-type="float" office:value="533400">
                <text:p>5334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11984">
                <text:p>4511984</text:p>
              </table:table-cell>
              <table:table-cell office:value-type="float" office:value="491676">
                <text:p>491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44536">
                <text:p>4544536</text:p>
              </table:table-cell>
              <table:table-cell office:value-type="float" office:value="349384">
                <text:p>3493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71665">
                <text:p>4171665</text:p>
              </table:table-cell>
              <table:table-cell office:value-type="float" office:value="326109">
                <text:p>3261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19703">
                <text:p>5519703</text:p>
              </table:table-cell>
              <table:table-cell office:value-type="float" office:value="450561">
                <text:p>4505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04445">
                <text:p>3704445</text:p>
              </table:table-cell>
              <table:table-cell office:value-type="float" office:value="295884">
                <text:p>2958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43050">
                <text:p>4343050</text:p>
              </table:table-cell>
              <table:table-cell office:value-type="float" office:value="322650">
                <text:p>3226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05444">
                <text:p>4605444</text:p>
              </table:table-cell>
              <table:table-cell office:value-type="float" office:value="322844">
                <text:p>3228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51897">
                <text:p>4151897</text:p>
              </table:table-cell>
              <table:table-cell office:value-type="float" office:value="306297">
                <text:p>306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39267">
                <text:p>4039267</text:p>
              </table:table-cell>
              <table:table-cell office:value-type="float" office:value="281067">
                <text:p>2810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84039">
                <text:p>3484039</text:p>
              </table:table-cell>
              <table:table-cell office:value-type="float" office:value="250202">
                <text:p>250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39604">
                <text:p>3839604</text:p>
              </table:table-cell>
              <table:table-cell office:value-type="float" office:value="256163">
                <text:p>2561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39518">
                <text:p>4039518</text:p>
              </table:table-cell>
              <table:table-cell office:value-type="float" office:value="281275">
                <text:p>2812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41098">
                <text:p>3741098</text:p>
              </table:table-cell>
              <table:table-cell office:value-type="float" office:value="245058">
                <text:p>2450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54430">
                <text:p>3554430</text:p>
              </table:table-cell>
              <table:table-cell office:value-type="float" office:value="233154">
                <text:p>233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05594">
                <text:p>3905594</text:p>
              </table:table-cell>
              <table:table-cell office:value-type="float" office:value="234710">
                <text:p>2347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76104">
                <text:p>4376104</text:p>
              </table:table-cell>
              <table:table-cell office:value-type="float" office:value="268210">
                <text:p>2682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65297">
                <text:p>3765297</text:p>
              </table:table-cell>
              <table:table-cell office:value-type="float" office:value="356619">
                <text:p>356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84559">
                <text:p>4784559</text:p>
              </table:table-cell>
              <table:table-cell office:value-type="float" office:value="327006">
                <text:p>327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34996">
                <text:p>5034996</text:p>
              </table:table-cell>
              <table:table-cell office:value-type="float" office:value="315234">
                <text:p>3152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55309">
                <text:p>4555309</text:p>
              </table:table-cell>
              <table:table-cell office:value-type="float" office:value="272562">
                <text:p>2725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62625">
                <text:p>3362625</text:p>
              </table:table-cell>
              <table:table-cell office:value-type="float" office:value="216117">
                <text:p>216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05319">
                <text:p>3905319</text:p>
              </table:table-cell>
              <table:table-cell office:value-type="float" office:value="234351">
                <text:p>234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08562">
                <text:p>4108562</text:p>
              </table:table-cell>
              <table:table-cell office:value-type="float" office:value="262786">
                <text:p>2627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6680">
                <text:p>3996680</text:p>
              </table:table-cell>
              <table:table-cell office:value-type="float" office:value="238308">
                <text:p>2383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20814">
                <text:p>3620814</text:p>
              </table:table-cell>
              <table:table-cell office:value-type="float" office:value="212058">
                <text:p>2120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06359">
                <text:p>3806359</text:p>
              </table:table-cell>
              <table:table-cell office:value-type="float" office:value="222754">
                <text:p>2227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2208">
                <text:p>4012208</text:p>
              </table:table-cell>
              <table:table-cell office:value-type="float" office:value="253793">
                <text:p>2537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36488">
                <text:p>3536488</text:p>
              </table:table-cell>
              <table:table-cell office:value-type="float" office:value="215098">
                <text:p>215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92777">
                <text:p>3892777</text:p>
              </table:table-cell>
              <table:table-cell office:value-type="float" office:value="221767">
                <text:p>2217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73032">
                <text:p>4373032</text:p>
              </table:table-cell>
              <table:table-cell office:value-type="float" office:value="264950">
                <text:p>2649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7669">
                <text:p>3617669</text:p>
              </table:table-cell>
              <table:table-cell office:value-type="float" office:value="208835">
                <text:p>2088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8421">
                <text:p>3998421</text:p>
              </table:table-cell>
              <table:table-cell office:value-type="float" office:value="239963">
                <text:p>2399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43932">
                <text:p>4443932</text:p>
              </table:table-cell>
              <table:table-cell office:value-type="float" office:value="248444">
                <text:p>248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77632">
                <text:p>3677632</text:p>
              </table:table-cell>
              <table:table-cell office:value-type="float" office:value="181352">
                <text:p>1813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65407">
                <text:p>4365407</text:p>
              </table:table-cell>
              <table:table-cell office:value-type="float" office:value="257278">
                <text:p>2572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44668">
                <text:p>4244668</text:p>
              </table:table-cell>
              <table:table-cell office:value-type="float" office:value="223946">
                <text:p>2239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52397">
                <text:p>4152397</text:p>
              </table:table-cell>
              <table:table-cell office:value-type="float" office:value="219082">
                <text:p>2190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63850">
                <text:p>4063850</text:p>
              </table:table-cell>
              <table:table-cell office:value-type="float" office:value="217898">
                <text:p>217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47763">
                <text:p>4147763</text:p>
              </table:table-cell>
              <table:table-cell office:value-type="float" office:value="214403">
                <text:p>2144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51247">
                <text:p>4151247</text:p>
              </table:table-cell>
              <table:table-cell office:value-type="float" office:value="217887">
                <text:p>2178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52610">
                <text:p>4152610</text:p>
              </table:table-cell>
              <table:table-cell office:value-type="float" office:value="219250">
                <text:p>2192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72413">
                <text:p>3872413</text:p>
              </table:table-cell>
              <table:table-cell office:value-type="float" office:value="201235">
                <text:p>2012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00288">
                <text:p>3500288</text:p>
              </table:table-cell>
              <table:table-cell office:value-type="float" office:value="178746">
                <text:p>1787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8462">
                <text:p>3498462</text:p>
              </table:table-cell>
              <table:table-cell office:value-type="float" office:value="176920">
                <text:p>1769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67897">
                <text:p>3967897</text:p>
              </table:table-cell>
              <table:table-cell office:value-type="float" office:value="209310">
                <text:p>2093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66821">
                <text:p>3966821</text:p>
              </table:table-cell>
              <table:table-cell office:value-type="float" office:value="208191">
                <text:p>2081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43425">
                <text:p>3843425</text:p>
              </table:table-cell>
              <table:table-cell office:value-type="float" office:value="172205">
                <text:p>172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66564">
                <text:p>4666564</text:p>
              </table:table-cell>
              <table:table-cell office:value-type="float" office:value="208654">
                <text:p>2086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28574">
                <text:p>4328574</text:p>
              </table:table-cell>
              <table:table-cell office:value-type="float" office:value="220304">
                <text:p>2203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07916">
                <text:p>4407916</text:p>
              </table:table-cell>
              <table:table-cell office:value-type="float" office:value="212188">
                <text:p>2121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27922">
                <text:p>4327922</text:p>
              </table:table-cell>
              <table:table-cell office:value-type="float" office:value="219605">
                <text:p>2196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64974">
                <text:p>5864974</text:p>
              </table:table-cell>
              <table:table-cell office:value-type="float" office:value="358081">
                <text:p>3580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12911">
                <text:p>3412911</text:p>
              </table:table-cell>
              <table:table-cell office:value-type="float" office:value="178704">
                <text:p>1787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33441">
                <text:p>3933441</text:p>
              </table:table-cell>
              <table:table-cell office:value-type="float" office:value="174725">
                <text:p>1747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09630">
                <text:p>4209630</text:p>
              </table:table-cell>
              <table:table-cell office:value-type="float" office:value="188678">
                <text:p>1886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04287">
                <text:p>4404287</text:p>
              </table:table-cell>
              <table:table-cell office:value-type="float" office:value="208511">
                <text:p>2085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61004">
                <text:p>3661004</text:p>
              </table:table-cell>
              <table:table-cell office:value-type="float" office:value="164524">
                <text:p>1645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